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232.61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0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15" style:family="table-column">
      <style:table-column-properties fo:break-before="auto" style:column-width="202.11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co26" style:family="table-column">
      <style:table-column-properties fo:break-before="auto" style:column-width="158.26pt"/>
    </style:style>
    <style:style style:name="co27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5" style:family="table-cell" style:parent-style-name="Default"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26" table:default-cell-style-name="ce43"/>
        <table:table-column table:style-name="co27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1" office:value-type="string" calcext:value-type="string">
            <text:p>buy_items</text:p>
          </table:table-cell>
          <table:table-cell table:number-columns-repeated="2" table:style-name="ce41" office:value-type="string" calcext:value-type="string">
            <text:p>buy_flas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tpscroll</text:p>
          </table:table-cell>
          <table:table-cell table:style-name="ce41" office:value-type="string" calcext:value-type="string">
            <text:p>buy_tpscroll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enchanted_mango</text:p>
          </table:table-cell>
          <table:table-cell table:style-name="ce41" office:value-type="string" calcext:value-type="string">
            <text:p>buy_enchanted_mango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infused_raindrop</text:p>
          </table:table-cell>
          <table:table-cell table:style-name="ce41" office:value-type="string" calcext:value-type="string">
            <text:p>buy_infused_raindrop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slippers</text:p>
          </table:table-cell>
          <table:table-cell table:style-name="ce41" office:value-type="string" calcext:value-type="string">
            <text:p>buy_slippers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circlet</text:p>
          </table:table-cell>
          <table:table-cell table:style-name="ce41" office:value-type="string" calcext:value-type="string">
            <text:p>buy_circlet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recipe_wraith_band</text:p>
          </table:table-cell>
          <table:table-cell table:style-name="ce41" office:value-type="string" calcext:value-type="string">
            <text:p>buy_recipe_wraith_band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41" office:value-type="string" calcext:value-type="string">
            <text:p>buy_boots</text:p>
          </table:table-cell>
          <table:table-cell table:style-name="ce45" office:value-type="string" calcext:value-type="string">
            <text:p>buy_boot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oots_of_elves</text:p>
          </table:table-cell>
          <table:table-cell table:style-name="ce41" office:value-type="string" calcext:value-type="string">
            <text:p>buy_boots_of_elve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lades_of_attack</text:p>
          </table:table-cell>
          <table:table-cell table:style-name="ce41" office:value-type="string" calcext:value-type="string">
            <text:p>buy_blades_of_att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observer_ward</text:p>
          </table:table-cell>
          <table:table-cell table:style-name="ce41" office:value-type="string" calcext:value-type="string">
            <text:p>buy_observer_ward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deliver_items</text:p>
          </table:table-cell>
          <table:table-cell table:style-name="ce4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1"/>
        <table:table-column table:style-name="co16" table:default-cell-style-name="ce21"/>
        <table:table-column table:style-name="co3" table:default-cell-style-name="ce21"/>
        <table:table-column table:style-name="co17" table:default-cell-style-name="ce21"/>
        <table:table-column table:style-name="co18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3" office:value-type="string" calcext:value-type="string">
            <text:p>buyback</text:p>
          </table:table-cell>
          <table:table-cell table:number-columns-repeated="2" table:style-name="ce23" office:value-type="string" calcext:value-type="string">
            <text:p>do_buyb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 table:number-columns-repeated="3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lask</text:p>
          </table:table-cell>
          <table:table-cell table:style-name="ce19" office:value-type="string" calcext:value-type="string">
            <text:p>heal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tp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base_recovery</text:p>
          </table:table-cell>
          <table:table-cell table:style-name="ce23" office:value-type="string" calcext:value-type="string">
            <text:p>deliver_items</text:p>
          </table:table-cell>
          <table:table-cell table:style-name="ce19" office:value-type="string" calcext:value-type="string">
            <text:p>deliver_items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h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m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move_base</text:p>
          </table:table-cell>
          <table:table-cell table:style-name="ce19" office:value-type="string" calcext:value-type="string">
            <text:p>wait_move_base</text:p>
          </table:table-cell>
          <table:table-cell table:style-name="ce19" office:value-type="string" calcext:value-type="string">
            <text:p>cancel_move_base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column table:style-name="co7" table:number-columns-repeated="2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19" table:number-columns-repeated="2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6" table:number-columns-repeated="2"/>
          <table:table-cell table:number-columns-repeated="2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20" office:value-type="string" calcext:value-type="string">
            <text:p>prepare_for_match</text:p>
          </table:table-cell>
          <table:table-cell table:style-name="ce23" office:value-type="string" calcext:value-type="string">
            <text:p>buy_starting_items</text:p>
          </table:table-cell>
          <table:table-cell table:style-name="ce20" office:value-type="string" calcext:value-type="string">
            <text:p>buy_starting_items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0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upgrade_skills</text:p>
          </table:table-cell>
          <table:table-cell table:number-columns-repeated="2" table:style-name="ce19" office:value-type="string" calcext:value-type="string">
            <text:p>upgrad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4:42:35.344746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7T14:42:41.156237045</dc:date>
    <meta:editing-duration>P3DT13H54M13S</meta:editing-duration>
    <meta:editing-cycles>2882</meta:editing-cycles>
    <dc:creator>Ilya Shpigor</dc:creator>
    <meta:document-statistic meta:table-count="5" meta:cell-count="370" meta:object-count="0"/>
  </office:meta>
</office:document-meta>
</file>